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e2f9" officeooo:paragraph-rsid="0004e2f9"/>
    </style:style>
    <style:style style:name="P2" style:family="paragraph" style:parent-style-name="Standard">
      <style:text-properties officeooo:rsid="000553f0" officeooo:paragraph-rsid="000553f0"/>
    </style:style>
    <style:style style:name="P3" style:family="paragraph" style:parent-style-name="Standard">
      <style:text-properties officeooo:rsid="0005be85" officeooo:paragraph-rsid="0005be85"/>
    </style:style>
    <style:style style:name="P4" style:family="paragraph" style:parent-style-name="Standard">
      <style:text-properties officeooo:rsid="000779e3" officeooo:paragraph-rsid="000779e3"/>
    </style:style>
    <style:style style:name="P5" style:family="paragraph" style:parent-style-name="Standard">
      <style:text-properties officeooo:rsid="0009153e" officeooo:paragraph-rsid="0009153e"/>
    </style:style>
    <style:style style:name="P6" style:family="paragraph" style:parent-style-name="Standard">
      <style:text-properties officeooo:rsid="00099715" officeooo:paragraph-rsid="00099715"/>
    </style:style>
    <style:style style:name="P7" style:family="paragraph" style:parent-style-name="Standard">
      <style:paragraph-properties fo:text-align="center" style:justify-single-word="false"/>
      <style:text-properties officeooo:rsid="000ad6bd" officeooo:paragraph-rsid="000ad6bd"/>
    </style:style>
    <style:style style:name="P8" style:family="paragraph" style:parent-style-name="Standard">
      <style:paragraph-properties fo:text-align="start" style:justify-single-word="false"/>
      <style:text-properties officeooo:rsid="000ad6bd" officeooo:paragraph-rsid="000ad6bd"/>
    </style:style>
    <style:style style:name="P9" style:family="paragraph" style:parent-style-name="Standard">
      <style:paragraph-properties fo:text-align="start" style:justify-single-word="false"/>
      <style:text-properties officeooo:rsid="000c92c9" officeooo:paragraph-rsid="000c92c9"/>
    </style:style>
    <style:style style:name="P10" style:family="paragraph" style:parent-style-name="Standard">
      <style:paragraph-properties fo:text-align="start" style:justify-single-word="false"/>
      <style:text-properties officeooo:rsid="000e61bc" officeooo:paragraph-rsid="000e61bc"/>
    </style:style>
    <style:style style:name="P11" style:family="paragraph" style:parent-style-name="Standard">
      <style:paragraph-properties fo:text-align="start" style:justify-single-word="false"/>
      <style:text-properties officeooo:rsid="000f0fe0" officeooo:paragraph-rsid="000f0fe0"/>
    </style:style>
    <style:style style:name="P12" style:family="paragraph" style:parent-style-name="Standard">
      <style:paragraph-properties fo:text-align="start" style:justify-single-word="false"/>
      <style:text-properties officeooo:rsid="00102f58" officeooo:paragraph-rsid="00102f58"/>
    </style:style>
    <style:style style:name="T1" style:family="text">
      <style:text-properties officeooo:rsid="000779e3"/>
    </style:style>
    <style:style style:name="T2" style:family="text">
      <style:text-properties officeooo:rsid="0008c0ef"/>
    </style:style>
    <style:style style:name="T3" style:family="text">
      <style:text-properties officeooo:rsid="000c92c9"/>
    </style:style>
    <style:style style:name="T4" style:family="text">
      <style:text-properties officeooo:rsid="000f0fe0"/>
    </style:style>
    <style:style style:name="T5" style:family="text">
      <style:text-properties officeooo:rsid="00102f58"/>
    </style:style>
    <style:style style:name="T6" style:family="text">
      <style:text-properties officeooo:rsid="00119d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Наступний етап почався у 5Сторіччі, називався гуманістичним переворотом.</text:p>
      <text:p text:style-name="P1">Софісти: Протагор, Горгий, Гипий.</text:p>
      <text:p text:style-name="P1">Софізм — зовні пра<text:span text:style-name="T1">ви</text:span>льні твердження, що насправді є хибними. Мистецтво запевнювати.</text:p>
      <text:p text:style-name="P1">Софісти настоювали на відносному характері істини: оскільки всі речі мінливі, все тіче, змінюється, то не може існувати однозначної думки про речі.</text:p>
      <text:p text:style-name="P2">Критерії істиності — це відчуття, особиста вигода, вишукана аргументація. Хвороба є зло бля хворого, але благо для лікаря.</text:p>
      <text:p text:style-name="P2">Софістика готувала підгрунтя для виникнення логіки.</text:p>
      <text:p text:style-name="P3">Сократ(469-399 р до н.е.) - учень софістів, що був проти гносеологічного релятівізм. <text:span text:style-name="T1">Він вважав, що об’єктивна істина існує і виявити її можна шляхом діалогу. Пропонував зосередитися на самопізнанні і суспільному устрої. Спосіб, що був запропонований Сократом складається з кількох етапів:</text:span></text:p>
      <text:p text:style-name="P4">1. признання не состоятєльності власних думок “Я знаю що я нічого незнаю, але більшість незнає навіть цього”.</text:p>
      <text:p text:style-name="P4">2. Іронія. Це метод співставлення різноманітних думок на рахунок якої -небудь проблеми. Це навідні питання, розгляд проблеми з різних сторін і т.д.</text:p>
      <text:p text:style-name="P4">3. Маєвтика. Це спосіб виведення нового знання., який заключався в дослідженні загальних понять у виведенні цих загальних понять, і знаходження істини. <text:span text:style-name="T2">Таким чином стверджується діалектична техніка спорів. Сократ був прибічником етичного раціоналізму. Людина, яка задумується про те що таке добро, не буде поступати погано.</text:span></text:p>
      <text:p text:style-name="P5">Платон(427-347) — учень Сократа, перший об’єктивний ідеаліст в історії філософії.</text:p>
      <text:p text:style-name="P5">Основні моменти вчення:</text:p>
      <text:p text:style-name="P5">1. вчення про ідеї.</text:p>
      <text:p text:style-name="P5">Платон розвиває вчення Сократа про загальні поняття. Він розвиває видимий світ мінливих предметів та невидимий світ незмінних ідей. Справжнім буттям мають лише ідеї, оскільки конкретні речі, що несуть у собі відбиток цих ідей: з’являються, зникають. Ідеї представляють собою первинну сущність, це деякий зразок, по якому нескінченій, безформенній, пасивній матерії створюється конкретна річ. Конкретна річ може бути ближче або дальше від зразка по степені бездоганності. Але якщо річ взагалі не поєднана з ідеєю, то вона і не існує. Свої твори Платон писав в формі діалогів(Пір, республіка і держава і т.д.).</text:p>
      <text:p text:style-name="P6">Платон заснував власну школу, що називалася Академія і проіснувала до 529 року нашої ери.</text:p>
      <text:p text:style-name="P7">Благо</text:p>
      <text:p text:style-name="P7">Істина, добро, краса</text:p>
      <text:p text:style-name="P7">мужність і т.д.</text:p>
      <text:p text:style-name="P7">рукотворні речі і т.д.</text:p>
      <text:p text:style-name="P8">людина також представляє собою сукупність ідеї та матерії. <text:span text:style-name="T3">Ідея людини або душа до втілення в тіло, перебувала у світі ідей. Втілюючись в тіло, душа все забуває і оказується в полоні думок, передрозсудків, заманливих речей. Тому задача людини, що шукає істину це пригадування того, що бачила душа у світі ідей. Платон розрізняє думки про мінливі предмети та достовірне знання про ідеї.</text:span></text:p>
      <text:p text:style-name="P9">Вчення про душу.</text:p>
      <text:p text:style-name="P9">Душа по Платону представлена у вигляді образів повозок. Розумна душа, афорективна душа, вождєлєюща душа.</text:p>
      <text:p text:style-name="P9">Кожна людина має який-небудь виражений аспект душі. Теорія держави або вчення про суспільство.</text:p>
      <text:p text:style-name="P10">Ірастотель(384-322) — учень Платона. Критикував теорію ідей. Ідея і річ це одне і те ж, але річ існує в реальності, а ідея в нашій свідомості. Загальні поняття створюються шляхом виділення сутнісних ознак і відречення від другорядних характеристик. Групи речей об’єднуються в роди і види на основі загальних суспільних ознак. <text:span text:style-name="T4">Арістотель зосереджується на внутрішній будові речей і механізмах їх виникнення. Він виділяє 4 причини існування речей.</text:span></text:p>
      <text:p text:style-name="P11">1. матеріальна</text:p>
      <text:p text:style-name="P11"><text:soft-page-break/>2. форма(формальна причина)</text:p>
      <text:p text:style-name="P11">3. дійсна(завдяки якій матерія набуває форму)</text:p>
      <text:p text:style-name="P11">4. Цільова(головна причина)</text:p>
      <text:p text:style-name="P11">матерія потенційно містить в собі різні речі. Цільова рпичина — головна, виходячи з цього розглядаючи виникнення речей, Арістотель приходить до ідеї першорушії, що приводить в рух все, не будучи рухаємим чимось із зовні. <text:span text:style-name="T5">Арістотель розроблює логіку та силогістику, він першим формує поняття силогізм. Розділяв достовірні та недостовірні знання вважав що <text:s/>досягнення сущності речі можливе на основі визначення понять.</text:span></text:p>
      <text:p text:style-name="P12">Вчення про людину. </text:p>
      <text:p text:style-name="P12">Людина володіє рослинним і духовним початком. Рослинна вілповідає за життєзабезпечення, духовне — визначає інтелектуальні ідеї. <text:span text:style-name="T6">Звідси витікає його теорія держави. Ідеальне правління відбувається на основі розуму та уміреності. Арістотель заснував школу, яка отримала назву Лікей або Ліцей, мав багато учнів.</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1T08:02:59.289492243</meta:creation-date>
    <meta:generator>LibreOffice/4.2.7.2$Linux_x86 LibreOffice_project/420m0$Build-2</meta:generator>
    <dc:date>2015-02-11T09:37:54.844909467</dc:date>
    <meta:editing-duration>PT1H27M26S</meta:editing-duration>
    <meta:editing-cycles>13</meta:editing-cycles>
    <meta:document-statistic meta:table-count="0" meta:image-count="0" meta:object-count="0" meta:page-count="2" meta:paragraph-count="31" meta:word-count="586" meta:character-count="4159" meta:non-whitespace-character-count="3595"/>
  </office:meta>
</office:document-meta>
</file>